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14.004cm"/>
    </style:style>
    <style:style style:name="Tabla1.1" style:family="table-row">
      <style:table-row-properties style:min-row-height="0.492cm"/>
    </style:style>
    <style:style style:name="Tabla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ff99" fo:padding="0.097cm" fo:border="0.05pt solid #000000">
        <style:background-image/>
      </style:table-cell-properties>
    </style:style>
    <style:style style:name="Tabla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L2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 fo:language="en" fo:country="US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style:font-name="Times New Roman" fo:language="en" fo:country="US"/>
    </style:style>
    <style:style style:name="T1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2pt" fo:font-style="normal" fo:text-shadow="none" style:text-underline-style="none" fo:font-weight="normal" officeooo:rsid="000a5d5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2pt" fo:font-style="normal" fo:text-shadow="none" style:text-underline-style="none" fo:font-weight="normal" officeooo:rsid="00128adf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Code</text:p>
          </table:table-cell>
          <table:table-cell table:style-name="Tabla1.B1" office:value-type="string">
            <text:p text:style-name="P1">UC01</text:p>
          </table:table-cell>
        </table:table-row>
        <table:table-row>
          <table:table-cell table:style-name="Tabla1.A2" office:value-type="string">
            <text:p text:style-name="P7">Name</text:p>
          </table:table-cell>
          <table:table-cell table:style-name="Tabla1.B2" office:value-type="string">
            <text:p text:style-name="P1">Register on the system</text:p>
          </table:table-cell>
        </table:table-row>
        <table:table-row>
          <table:table-cell table:style-name="Tabla1.A2" office:value-type="string">
            <text:p text:style-name="P7">Author</text:p>
          </table:table-cell>
          <table:table-cell table:style-name="Tabla1.B2" office:value-type="string">
            <text:p text:style-name="P1">Sergio Baena López</text:p>
          </table:table-cell>
        </table:table-row>
        <table:table-row>
          <table:table-cell table:style-name="Tabla1.A2" office:value-type="string">
            <text:p text:style-name="P7">Date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7">Description</text:p>
          </table:table-cell>
          <table:table-cell table:style-name="Tabla1.B2" office:value-type="string">
            <text:p text:style-name="P1">Register as a new user in the system</text:p>
          </table:table-cell>
        </table:table-row>
        <table:table-row>
          <table:table-cell table:style-name="Tabla1.A2" office:value-type="string">
            <text:p text:style-name="P7">Actors</text:p>
          </table:table-cell>
          <table:table-cell table:style-name="Tabla1.B2" office:value-type="string">
            <text:p text:style-name="P1">Unauthenticated user</text:p>
          </table:table-cell>
        </table:table-row>
        <table:table-row>
          <table:table-cell table:style-name="Tabla1.A2" office:value-type="string">
            <text:p text:style-name="P7">Preconditions</text:p>
          </table:table-cell>
          <table:table-cell table:style-name="Tabla1.B2" office:value-type="string">
            <text:p text:style-name="P1">Nothing</text:p>
          </table:table-cell>
        </table:table-row>
        <table:table-row>
          <table:table-cell table:style-name="Tabla1.A2" office:value-type="string">
            <text:p text:style-name="P7">Normal flow</text:p>
          </table:table-cell>
          <table:table-cell table:style-name="Tabla1.B2" office:value-type="string">
            <text:list xml:id="list563972827574185282" text:style-name="L1">
              <text:list-item>
                <text:p text:style-name="P2">The actor requesting registration option.</text:p>
              </text:list-item>
              <text:list-item>
                <text:p text:style-name="P2">The system displays a registration form.</text:p>
              </text:list-item>
              <text:list-item>
                <text:p text:style-name="P6"><text:span text:style-name="T1">The actor fill out the form by typing in text fields: the name, surnames, username, password, </text:span><text:bookmark text:name="result_box"/><text:span text:style-name="T1">confirmation of the password. </text:span><text:bookmark text:name="result_box1"/><text:span text:style-name="T1">We must also say that the actor has above all </text:span><text:span text:style-name="T2">two</text:span><text:span text:style-name="T1"> </text:span><text:span text:style-name="T3">radiobuttons</text:span><text:span text:style-name="T1"> whose options are student and teacher.</text:span></text:p>
              </text:list-item>
            </text:list>
            <text:list xml:id="list5729154964113809726" text:style-name="L2">
              <text:list-item>
                <text:list>
                  <text:list-item>
                    <text:p text:style-name="P4"><text:bookmark text:name="result_box2"/>The actor clicks the student option</text:p>
                  </text:list-item>
                </text:list>
              </text:list-item>
            </text:list>
            <text:list xml:id="list7281847609659162711" text:style-name="L3">
              <text:list-item>
                <text:list>
                  <text:list-item>
                    <text:list>
                      <text:list-item>
                        <text:p text:style-name="P5"><text:bookmark text:name="result_box3"/>The system extends the form.</text:p>
                      </text:list-item>
                      <text:list-item>
                        <text:p text:style-name="P3"><text:bookmark text:name="result_box4"/>The actor entered the school, selected from a select the province, city, course and date of birth.</text:p>
                      </text:list-item>
                      <text:list-item>
                        <text:p text:style-name="P3"><text:bookmark text:name="result_box5"/>The actor clicks the <text:span text:style-name="T5">Register</text:span> button.</text:p>
                      </text:list-item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  <text:p text:style-name="P1"/>
          </table:table-cell>
        </table:table-row>
        <table:table-row>
          <table:table-cell table:style-name="Tabla1.A2" office:value-type="string">
            <text:p text:style-name="P7">Alternative flow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7">Postconditions</text:p>
          </table:table-cell>
          <table:table-cell table:style-name="Tabla1.B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2:37:05</meta:creation-date>
    <dc:date>2014-05-07T11:24:31</dc:date>
    <dc:creator>alumne </dc:creator>
    <meta:editing-duration>PT1H10M24S</meta:editing-duration>
    <meta:editing-cycles>21</meta:editing-cycles>
    <meta:generator>LibreOffice/4.0.2.2$Linux_X86_64 LibreOffice_project/4c82dcdd6efcd48b1d8bba66bfe1989deee49c3</meta:generator>
    <meta:document-statistic meta:table-count="1" meta:image-count="0" meta:object-count="0" meta:page-count="1" meta:paragraph-count="24" meta:word-count="122" meta:character-count="734" meta:non-whitespace-character-count="643"/>
  </office:meta>
</office:document-meta>
</file>